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style:text-underline-style="none" fo:font-weight="normal" officeooo:rsid="00406412" officeooo:paragraph-rsid="00406412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officeooo:paragraph-rsid="002e61a6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53c6d" officeooo:paragraph-rsid="00453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6e68d" officeooo:paragraph-rsid="0046e6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72771" officeooo:paragraph-rsid="004727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2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0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2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3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2f364c"/>
    </style:style>
    <style:style style:name="P4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1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3" style:family="text">
      <style:text-properties officeooo:rsid="0022b86d"/>
    </style:style>
    <style:style style:name="T14" style:family="text">
      <style:text-properties officeooo:rsid="00248363"/>
    </style:style>
    <style:style style:name="T15" style:family="text">
      <style:text-properties officeooo:rsid="002bacdc"/>
    </style:style>
    <style:style style:name="T16" style:family="text">
      <style:text-properties officeooo:rsid="002f364c"/>
    </style:style>
    <style:style style:name="T17" style:family="text">
      <style:text-properties officeooo:rsid="00327c80"/>
    </style:style>
    <style:style style:name="T18" style:family="text">
      <style:text-properties style:font-name="Arial" fo:font-size="11pt" officeooo:rsid="00327c80" style:font-size-asian="11pt" style:font-size-complex="11pt"/>
    </style:style>
    <style:style style:name="T19" style:family="text">
      <style:text-properties style:font-name="Arial" fo:font-size="11pt" officeooo:rsid="002e61a6" style:font-size-asian="11pt" style:font-size-complex="11pt"/>
    </style:style>
    <style:style style:name="T20" style:family="text">
      <style:text-properties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bookmark text:name="docs-internal-guid-874089c3-7fff-b4f2-d4a4-fb9a77642bbb"/><text:span text:style-name="T12">Shadow Stalker</text:span><text:span text:style-name="T11"> </text:span></text:p>
      <text:p text:style-name="P7">SHADOW STALKER</text:p>
      <text:p text:style-name="P1"/>
      <text:p text:style-name="P2">Notes</text:p>
      <text:p text:style-name="P3"/>
      <text:p text:style-name="P13"><text:span text:style-name="T4">B</text:span><text:span text:style-name="T3">ugs</text:span></text:p>
      <text:p text:style-name="P10"/>
      <text:list xml:id="list4198172674" text:style-name="L1">
        <text:list-item>
          <text:p text:style-name="P14">Fix waterfall <text:span text:style-name="T16">design...</text:span><text:span text:style-name="T17">lower it</text:span></text:p>
        </text:list-item>
        <text:list-item>
          <text:p text:style-name="P15">Keys respawning on level load</text:p>
        </text:list-item>
        <text:list-item>
          <text:p text:style-name="P39"><text:span text:style-name="T9">Player doesn’t die when </text:span><text:span text:style-name="T10">the lantern goes out. Works in other contexts.</text:span></text:p>
        </text:list-item>
        <text:list-item>
          <text:p text:style-name="P42"><text:span text:style-name="T10">B</text:span><text:span text:style-name="T8">ackground in town changes color with lantern scale.</text:span></text:p>
        </text:list-item>
        <text:list-item>
          <text:p text:style-name="P18">Cave tileset has spaces in certain circumstances (maybe not fix?)</text:p>
        </text:list-item>
        <text:list-item>
          <text:p text:style-name="P19">Player dying set in level controller not working.</text:p>
        </text:list-item>
        <text:list-item>
          <text:p text:style-name="P20">Entering church area can cause player to pop into the air</text:p>
        </text:list-item>
        <text:list-item>
          <text:p text:style-name="P21">Player able to jump/duck before lift is at the bottom</text:p>
        </text:list-item>
        <text:list-item>
          <text:p text:style-name="P22">Ducking while in air freezes the player in place</text:p>
        </text:list-item>
        <text:list-item>
          <text:p text:style-name="P23">Player jumpForce doesn’t do anything is hard set somewhere</text:p>
        </text:list-item>
        <text:list-item>
          <text:p text:style-name="P16">Lift control works anywhere on the level</text:p>
        </text:list-item>
      </text:list>
      <text:p text:style-name="P9"/>
      <text:p text:style-name="P11"><text:span text:style-name="T1">T</text:span><text:span text:style-name="T2">o Do</text:span></text:p>
      <text:p text:style-name="P4"/>
      <text:list xml:id="list792231052" text:style-name="L2">
        <text:list-item>
          <text:p text:style-name="P24">Clean code and comment</text:p>
        </text:list-item>
        <text:list-item>
          <text:p text:style-name="P25">Keep level loaded in memory when in the save room to increase performance when leaving it.</text:p>
        </text:list-item>
        <text:list-item>
          <text:p text:style-name="P17">Make the fog on the town level smaller</text:p>
        </text:list-item>
        <text:list-item>
          <text:p text:style-name="P40"><text:span text:style-name="T7">Popups for books etc...</text:span><text:a xlink:type="simple" xlink:href="https://docs.godotengine.org/en/stable/classes/class_popup.html" text:style-name="Internet_20_link" text:visited-style-name="Visited_20_Internet_20_Link"><text:span text:style-name="T20">https://docs.godotengine.org/en/stable/classes/class_popup.html</text:span></text:a></text:p>
        </text:list-item>
        <text:list-item>
          <text:p text:style-name="P26">Pages for Necronomicon</text:p>
        </text:list-item>
        <text:list-item>
          <text:p text:style-name="P27">Level load times.</text:p>
        </text:list-item>
        <text:list-item>
          <text:p text:style-name="P28"><text:span text:style-name="T13">Level transition animatio</text:span><text:span text:style-name="T15">n</text:span></text:p>
        </text:list-item>
        <text:list-item>
          <text:p text:style-name="P33">Background fade to black as lantern goes out</text:p>
        </text:list-item>
        <text:list-item>
          <text:p text:style-name="P29">Player dying <text:span text:style-name="T14">and reloading (save point?)</text:span></text:p>
        </text:list-item>
        <text:list-item>
          <text:p text:style-name="P34">Additional play animations (waking up at start of game)</text:p>
        </text:list-item>
        <text:list-item>
          <text:p text:style-name="P34">Madness effects (chromatic aberration), <text:span text:style-name="T13">illusions, </text:span><text:span text:style-name="T14">sounds of whispering</text:span></text:p>
        </text:list-item>
        <text:list-item>
          <text:p text:style-name="P35">Lift being at the bottom if the player enters from the town. </text:p>
        </text:list-item>
        <text:list-item>
          <text:p text:style-name="P34">Weather</text:p>
        </text:list-item>
        <text:list-item>
          <text:p text:style-name="P29">Multi-level puzzles</text:p>
        </text:list-item>
        <text:list-item>
          <text:p text:style-name="P29">Flashlight on/off</text:p>
        </text:list-item>
        <text:list-item>
          <text:p text:style-name="P29"><text:soft-page-break/>Church holds the sun relic. This is the goal for the player and ends the game when obtained. It requires 5 pieces 6 with the inner circle?</text:p>
        </text:list-item>
        <text:list-item>
          <text:p text:style-name="P29">Player able to switch between no light, flashlight, and lantern. Lantern for short range. Flashlight for long range</text:p>
        </text:list-item>
        <text:list-item>
          <text:p text:style-name="P29">Glimpses of the “monsters”</text:p>
        </text:list-item>
        <text:list-item>
          <text:p text:style-name="P37">Player death (random times<text:span text:style-name="T15">)</text:span></text:p>
        </text:list-item>
        <text:list-item>
          <text:p text:style-name="P27">Conveyors</text:p>
        </text:list-item>
        <text:list-item>
          <text:p text:style-name="P38">Flickering light</text:p>
        </text:list-item>
      </text:list>
      <text:p text:style-name="P1"/>
      <text:p text:style-name="P8">HUD</text:p>
      <text:list xml:id="list2279339834" text:style-name="L3">
        <text:list-item>
          <text:p text:style-name="P30">In the pause menu?</text:p>
        </text:list-item>
        <text:list-item>
          <text:p text:style-name="P30">Battery power indicator for flashlight</text:p>
        </text:list-item>
        <text:list-item>
          <text:p text:style-name="P30">Candle indicator for lantern</text:p>
        </text:list-item>
        <text:list-item>
          <text:p text:style-name="P30">Keys/relics the player has</text:p>
        </text:list-item>
      </text:list>
      <text:p text:style-name="P1"/>
      <text:p text:style-name="P8">Levels</text:p>
      <text:list xml:id="list3003201531" text:style-name="L4">
        <text:list-item>
          <text:p text:style-name="P31">Town</text:p>
        </text:list-item>
        <text:list-item>
          <text:p text:style-name="P31">Church (Sun relic)</text:p>
        </text:list-item>
        <text:list-item>
          <text:p text:style-name="P41"><text:span text:style-name="T5">Cave</text:span><text:span text:style-name="T6">s</text:span></text:p>
        </text:list-item>
        <text:list-item>
          <text:p text:style-name="P31">Mountain (snow)</text:p>
        </text:list-item>
        <text:list-item>
          <text:p text:style-name="P31">Forest (with sporadic cabins)</text:p>
        </text:list-item>
        <text:list-item>
          <text:p text:style-name="P31">Bell tower</text:p>
        </text:list-item>
        <text:list-item>
          <text:p text:style-name="P31">Graveyard/mausoleum</text:p>
        </text:list-item>
        <text:list-item>
          <text:p text:style-name="P31">Swamp</text:p>
        </text:list-item>
        <text:list-item>
          <text:p text:style-name="P31">Bridge </text:p>
        </text:list-item>
      </text:list>
      <text:p text:style-name="P1"/>
      <text:p text:style-name="P8">Puzzles/Level Design</text:p>
      <text:list xml:id="list903317199" text:style-name="L5">
        <text:list-item>
          <text:p text:style-name="P32">Collect scrolls to unlock Sun key piece</text:p>
        </text:list-item>
        <text:list-item>
          <text:p text:style-name="P32">Find a lever that opens the cave<text:span text:style-name="T15">s</text:span></text:p>
        </text:list-item>
        <text:list-item>
          <text:p text:style-name="P36">Church door locked by sun shards and the inside to have the puzzle for the Necronomicon scrolls?</text:p>
        </text:list-item>
      </text:list>
      <text:p text:style-name="P1"/>
      <text:p text:style-name="P8">Narrative</text:p>
      <text:p text:style-name="P1"/>
      <text:p text:style-name="P6">We became the cogs in our own meat grinder.</text:p>
      <text:p text:style-name="P5"><text:span text:style-name="T18">The earthquake and storm have us off course </text:span><text:span text:style-name="T19">but an island </text:span><text:span text:style-name="T18">is </text:span><text:span text:style-name="T19">in the distance, we shall sail there and hope for salvation.</text:span></text:p>
      <text:p text:style-name="P6"><text:soft-page-break/>...they come for us through the darkness...never the light...</text:p>
      <text:p text:style-name="P6">...light! More light!</text:p>
      <text:p text:style-name="P6">...we have come to call them shadow stalkers...</text:p>
      <text:p text:style-name="P6">...the absence of light draws them out...</text:p>
      <text:p text:style-name="P6">...cursed...will the darkness ever end?</text:p>
      <text:p text:style-name="P6">...whatever god or beast we angered...we have paid for it...</text:p>
      <text:p text:style-name="P6">...may the sun, willingly, come and guide us from this fate.</text:p>
      <text:p text:style-name="P6">...we spotted a wrecked ship. Hopes are someone survived and can save us.</text:p>
      <text:p text:style-name="P6">...our records will surpass our lives...and tell the story of a horrible fate.</text:p>
      <text:p text:style-name="P6">...</text:p>
      <text:p text:style-name="P1"/>
      <text:p text:style-name="P6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7-10T18:42:11.004965079</dc:date>
    <meta:editing-duration>PT10H3M30S</meta:editing-duration>
    <meta:editing-cycles>44</meta:editing-cycles>
    <meta:generator>LibreOffice/6.4.5.2$Linux_X86_64 LibreOffice_project/40$Build-2</meta:generator>
    <meta:document-statistic meta:table-count="0" meta:image-count="0" meta:object-count="0" meta:page-count="3" meta:paragraph-count="75" meta:word-count="517" meta:character-count="2883" meta:non-whitespace-character-count="2484"/>
  </office:meta>
</office:document-meta>
</file>